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ff66" draw:fill-color="#3399ff" draw:textarea-horizontal-align="justify" draw:textarea-vertical-align="middle" draw:auto-grow-height="false" fo:min-height="10.422cm" fo:min-width="10.22cm"/>
    </style:style>
    <style:style style:name="gr2" style:family="graphic" style:parent-style-name="standard">
      <style:graphic-properties svg:stroke-color="#00ff66" draw:fill-color="#00ff66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2.48cm" fo:min-width="12.442cm"/>
    </style:style>
    <style:style style:name="gr4" style:family="graphic" style:parent-style-name="standard">
      <style:graphic-properties draw:stroke="solid" svg:stroke-width="0.026cm" svg:stroke-color="#ffffff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348cm" fo:min-width="6.34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00ff6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Garuda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Garud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58cm" svg:height="15.092cm" draw:transform="skewX (0.0148352986419518) rotate (0.0162315620435473) translate (6.676cm 2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4.387cm" svg:height="7.292cm" draw:transform="skewX (-0.0307177948351002) rotate (2.96112560893358) translate (19.1756722376664cm 15.5873111313668cm)" svg:viewBox="0 0 4388 7293" svg:d="M2341 2665c723 448 1483 140 1937 1747 453 1599-595 1871-1348 2390-1015 700-3356 853-2863-917 307-1098-280-2130 339-3127l-253-1010 591-921 252-827z">
          <text:p/>
        </draw:path>
        <draw:path draw:style-name="gr2" draw:text-style-name="P2" draw:layer="layout" svg:width="7.311cm" svg:height="5.391cm" svg:x="14.178cm" svg:y="3.31cm" svg:viewBox="0 0 7312 5392" svg:d="M2016 3287c-619-301-2535 1983-1882-612 311-1242 1118-1537 2300-1349 870 139 1854-2176 2439-984 1645 3357 2276-2077 2089 1950l-416 138h766l-1262 2962z">
          <text:p/>
        </draw:path>
        <draw:path draw:style-name="gr2" draw:text-style-name="P2" draw:layer="layout" svg:width="4.657cm" svg:height="6.867cm" draw:transform="skewX (-0.0893608577021097) rotate (-0.980176907920016) translate (12.0811716559738cm 1.50824323000865cm)" svg:viewBox="0 0 4658 6868" svg:d="M2485 2510c769 421 1574 133 2057 1645 480 1507-632 1763-1430 2251-1079 660-3563 803-3041-864 326-1034-297-2007 359-2944l-269-952 627-867 268-779z">
          <text:p/>
        </draw:path>
        <draw:path draw:style-name="gr2" draw:text-style-name="P2" draw:layer="layout" svg:width="4.527cm" svg:height="7.237cm" draw:transform="skewX (0.056025068989018) rotate (-2.79200320441533) translate (12.537671146804cm 14.647653268345cm)" svg:viewBox="0 0 4528 7238" svg:d="M3476 2644c729 446 126-17 585 1580 454 1585 768 2013 10 2527-1023 694-3379 848-2883-909 308-1091-1690-268-1067-1259l1152-2850 593-912 257-821z">
          <text:p/>
        </draw:path>
        <draw:custom-shape draw:style-name="gr3" draw:text-style-name="P3" draw:layer="layout" svg:width="18.3cm" svg:height="18cm" draw:transform="skewX (-0.00366519142918809) translate (5.034cm 1.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0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5" draw:layer="layout" svg:width="6.84cm" svg:height="2.607cm" svg:x="11cm" svg:y="13.593cm">
          <text:p text:style-name="P4"><text:span text:style-name="T1">Earth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3:34:50.445976599</meta:creation-date>
    <dc:date>2016-11-22T14:33:24.213812187</dc:date>
    <meta:editing-duration>PT22M47S</meta:editing-duration>
    <meta:editing-cycles>5</meta:editing-cycles>
    <meta:generator>LibreOffice/5.1.4.2$Linux_x86 LibreOffice_project/10m0$Build-2</meta:generator>
    <meta:document-statistic meta:object-count="7"/>
  </office:meta>
</office:document-meta>
</file>